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justify"/>
    </style:style>
    <style:style style:name="P2" style:parent-style-name="Normal" style:family="paragraph">
      <style:paragraph-properties fo:text-align="justify"/>
    </style:style>
    <style:style style:name="P3" style:parent-style-name="Normal" style:family="paragraph">
      <style:paragraph-properties fo:text-align="justify"/>
    </style:style>
    <style:style style:name="P4" style:parent-style-name="Normal" style:family="paragraph">
      <style:paragraph-properties fo:text-align="justify"/>
    </style:style>
    <style:style style:name="T5" style:parent-style-name="Hipervínculo" style:family="text">
      <style:text-properties fo:color="#000000" style:text-underline-type="none"/>
    </style:style>
    <style:style style:name="T6" style:parent-style-name="Hipervínculo" style:family="text">
      <style:text-properties fo:color="#000000" style:text-underline-type="none"/>
    </style:style>
    <style:style style:name="P7" style:parent-style-name="Normal" style:family="paragraph">
      <style:paragraph-properties fo:text-align="justify"/>
    </style:style>
    <style:style style:name="P8" style:parent-style-name="Párrafodelista" style:list-style-name="LFO1" style:family="paragraph">
      <style:paragraph-properties fo:text-align="justify"/>
    </style:style>
    <style:style style:name="P9" style:parent-style-name="Párrafodelista" style:list-style-name="LFO1" style:family="paragraph">
      <style:paragraph-properties fo:text-align="justify"/>
    </style:style>
    <style:style style:name="P10" style:parent-style-name="Párrafodelista" style:list-style-name="LFO1" style:family="paragraph">
      <style:paragraph-properties fo:text-align="justify"/>
    </style:style>
    <style:style style:name="P11" style:parent-style-name="Párrafodelista" style:list-style-name="LFO1" style:family="paragraph">
      <style:paragraph-properties fo:text-align="justify"/>
    </style:style>
    <style:style style:name="P12" style:parent-style-name="Párrafodelista" style:list-style-name="LFO1" style:family="paragraph">
      <style:paragraph-properties fo:text-align="justify"/>
    </style:style>
    <style:style style:name="P13" style:parent-style-name="Párrafodelista" style:list-style-name="LFO1" style:family="paragraph">
      <style:paragraph-properties fo:text-align="justify"/>
    </style:style>
    <style:style style:name="P14" style:parent-style-name="Párrafodelista" style:family="paragraph">
      <style:paragraph-properties fo:text-align="justify" fo:margin-left="0in">
        <style:tab-stops/>
      </style:paragraph-properties>
    </style:style>
    <style:style style:name="P15" style:parent-style-name="Párrafodelista" style:family="paragraph">
      <style:paragraph-properties fo:text-align="justify" fo:margin-left="0in">
        <style:tab-stops/>
      </style:paragraph-properties>
    </style:style>
    <style:style style:name="P16" style:parent-style-name="Párrafodelista" style:family="paragraph">
      <style:paragraph-properties fo:text-align="justify" fo:margin-left="0in">
        <style:tab-stops/>
      </style:paragraph-properties>
    </style:style>
    <style:style style:name="P17" style:parent-style-name="Párrafodelista" style:family="paragraph">
      <style:paragraph-properties fo:text-align="justify" fo:margin-left="0in">
        <style:tab-stops/>
      </style:paragraph-properties>
    </style:style>
    <style:style style:name="P18" style:parent-style-name="Párrafodelista" style:family="paragraph">
      <style:paragraph-properties fo:text-align="justify" fo:margin-left="0in">
        <style:tab-stops/>
      </style:paragraph-properties>
    </style:style>
    <style:style style:name="P19" style:parent-style-name="Párrafodelista" style:family="paragraph">
      <style:paragraph-properties fo:text-align="justify" fo:margin-left="0in">
        <style:tab-stops/>
      </style:paragraph-properties>
    </style:style>
    <style:style style:name="P20" style:parent-style-name="Párrafodelista" style:family="paragraph">
      <style:paragraph-properties fo:text-align="justify" fo:margin-left="0in">
        <style:tab-stops/>
      </style:paragraph-properties>
    </style:style>
    <style:style style:name="P21" style:parent-style-name="Párrafodelista" style:family="paragraph">
      <style:paragraph-properties fo:text-align="justify" fo:margin-left="0in">
        <style:tab-stops/>
      </style:paragraph-properties>
    </style:style>
    <style:style style:name="P22" style:parent-style-name="Párrafodelista" style:list-style-name="LFO2" style:family="paragraph">
      <style:paragraph-properties fo:text-align="justify"/>
    </style:style>
    <style:style style:name="P23" style:parent-style-name="Párrafodelista" style:list-style-name="LFO2" style:family="paragraph">
      <style:paragraph-properties fo:text-align="justify"/>
    </style:style>
    <style:style style:name="P24" style:parent-style-name="Párrafodelista" style:list-style-name="LFO2" style:family="paragraph">
      <style:paragraph-properties fo:text-align="justify"/>
    </style:style>
    <style:style style:name="P25" style:parent-style-name="Párrafodelista" style:family="paragraph">
      <style:paragraph-properties fo:text-align="justify"/>
    </style:style>
  </office:automatic-styles>
  <office:body>
    <office:text text:use-soft-page-breaks="true">
      <text:p text:style-name="P1">El enlace a donde están todos los ficheros usados, además de la memoria es el siguiente:</text:p>
      <text:p text:style-name="P2">DRIVE:</text:p>
      <text:p text:style-name="P3"><text:a xlink:href="https://drive.google.com/drive/folders/1Ji9vQZlEiJ_yhhagNpfDOBShsRS0ZOy7?usp=sharing" office:target-frame-name="_top" xlink:show="replace"><text:span text:style-name="Hipervínculo">https://drive.google.com/drive/folders/1Ji9vQZlEiJ_yhhagNpfDOBShsRS0ZOy7?usp=sharing</text:span></text:a></text:p>
      <text:p text:style-name="P4"><text:span text:style-name="T5">GITHUB:</text:span><text:span text:style-name="T6"><text:s/></text:span><text:a xlink:href="https://github.com/alvarodelosreyes/PASIR" office:target-frame-name="_top" xlink:show="replace"><text:span text:style-name="Hipervínculo">https://github.com/alvarodelosreyes/P</text:span><text:bookmark-start text:name="_Hlt106048062"/><text:bookmark-start text:name="_Hlt106048063"/><text:span text:style-name="Hipervínculo">A</text:span><text:bookmark-end text:name="_Hlt106048062"/><text:bookmark-end text:name="_Hlt106048063"/><text:span text:style-name="Hipervínculo">SIR</text:span></text:a></text:p>
      <text:p text:style-name="P7">La carpeta Terraform-Helm contiene 6 subcarpetas:</text:p>
      <text:list text:style-name="LFO1" text:continue-numbering="true">
        <text:list-item>
          <text:p text:style-name="P8">Jenkins: Todos los ficheros de configuración para realizar el despliegue de Jenkins en terraform con Helm.</text:p>
        </text:list-item>
        <text:list-item>
          <text:p text:style-name="P9">Kdashboard: Todos los ficheros de configuración para realizar el despliegue de KubernetesDashboard en terraform con Helm.</text:p>
        </text:list-item>
        <text:list-item>
          <text:p text:style-name="P10">MySQL: Todos los ficheros de configuración para<text:s/>realizar el despliegue de MySQL en terraform con Helm.</text:p>
        </text:list-item>
        <text:list-item>
          <text:p text:style-name="P11">Nginx: Todos los ficheros de configuración para realizar el despliegue de Nginx en terraform con Helm.</text:p>
        </text:list-item>
        <text:list-item>
          <text:p text:style-name="P12">StackMonitorizador: Todos los ficheros de configuración para realizar el despliegue de Grafana, Prometheus, alertmanager y kube-state-metrics en terraform con Helm.</text:p>
        </text:list-item>
        <text:list-item>
          <text:p text:style-name="P13">Wordpress: Todos los ficheros de configuración para realizar el despliegue de Wordpress en terraform con Helm.</text:p>
        </text:list-item>
      </text:list>
      <text:p text:style-name="P14"/>
      <text:p text:style-name="P15">La carpeta Kubewatch contiene el fichero yaml para la configuración del mismo.</text:p>
      <text:p text:style-name="P16"/>
      <text:p text:style-name="P17">La carpeta Popeye contiene el fichero html para ver el análisis del sistema.</text:p>
      <text:p text:style-name="P18"/>
      <text:p text:style-name="P19">La carpeta Permissions Manager contiene dos ficheros para la configuración del mismo.</text:p>
      <text:p text:style-name="P20"/>
      <text:p text:style-name="P21">La carpeta ArgoCD contiene tres subcarpetas:</text:p>
      <text:list text:style-name="LFO2" text:continue-numbering="true">
        <text:list-item>
          <text:p text:style-name="P22">Ejemplo 1: Todos los ficheros de<text:s/>configuración que se usan el primer ejemplo de argocd que en la memoria se ha llamado ejemplo1-argocd.</text:p>
        </text:list-item>
        <text:list-item>
          <text:p text:style-name="P23">Ejemplo 2: Todos los ficheros de configuración que se usan el segundo ejemplo de argocd que en la memoria se ha llamado ejemplo2-argocd.</text:p>
        </text:list-item>
        <text:list-item>
          <text:p text:style-name="P24">Ejemplo 3: Todos<text:s/>los ficheros de configuración que se usan el tercer ejemplo de argocd que en la memoria se ha llamado ejemplo3-argocd.</text:p>
        </text:list-item>
      </text:list>
      <text:p text:style-name="P2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Hipervínculovisitado" style:display-name="Hipervínculo visitado" style:family="text" style:parent-style-name="Fuentedepárrafopredeter.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</office:automatic-styles>
  <office:master-styles>
    <style:master-page style:name="MP0" style:page-layout-name="PL0">
      <style:header>
        <text:p text:style-name="Encabezado">IES POLITÉCNICO JESÚS MARÍN<text:s/><text:tab/><text:s text:c="8"/>ÁLVARO DE LOS REYES GARCÍA <text:s text:c="11"/>PASIR<text:s/></text:p>
        <text:p text:style-name="Encabezado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varo de los reyes garcia</meta:initial-creator>
    <dc:creator>alvaro de los reyes garcia</dc:creator>
    <meta:creation-date>2022-06-13T19:08:00Z</meta:creation-date>
    <dc:date>2022-06-13T19:27:00Z</dc:date>
    <meta:template xlink:href="Normal" xlink:type="simple"/>
    <meta:editing-cycles>6</meta:editing-cycles>
    <meta:editing-duration>PT660S</meta:editing-duration>
    <meta:document-statistic meta:page-count="1" meta:paragraph-count="3" meta:word-count="285" meta:character-count="1850" meta:row-count="13" meta:non-whitespace-character-count="1568"/>
  </office:meta>
</office:document-meta>
</file>